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2" svg:font-family="Symbol" style:font-family-generic="roman" style:font-pitch="variable" style:font-charset="x-symbol"/>
    <style:font-face style:name="Mangal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1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Heading_20_2" style:master-page-name="Standard">
      <style:paragraph-properties style:page-number="auto"/>
    </style:style>
    <style:style style:name="P3" style:family="paragraph" style:parent-style-name="Text_20_body" style:list-style-name="L1">
      <style:text-properties officeooo:paragraph-rsid="4185bfea"/>
    </style:style>
    <style:style style:name="P4" style:family="paragraph" style:parent-style-name="Text_20_body" style:list-style-name="L1">
      <style:text-properties officeooo:paragraph-rsid="418ac626"/>
    </style:style>
    <style:style style:name="P5" style:family="paragraph" style:parent-style-name="Text_20_body">
      <style:text-properties officeooo:rsid="4052fb12" officeooo:paragraph-rsid="4184dfc8" style:language-asian="cs" style:country-asian="CZ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officeooo:paragraph-rsid="41904635"/>
    </style:style>
    <style:style style:name="P8" style:family="paragraph" style:parent-style-name="Text_20_body" style:list-style-name="L2">
      <style:text-properties officeooo:paragraph-rsid="4193ea60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text-properties officeooo:paragraph-rsid="41904635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text-properties officeooo:paragraph-rsid="418d4ab4"/>
    </style:style>
    <style:style style:name="P13" style:family="paragraph" style:parent-style-name="Text_20_body" style:list-style-name="L4">
      <style:text-properties officeooo:paragraph-rsid="41904635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text-properties officeooo:paragraph-rsid="41904635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text-properties officeooo:paragraph-rsid="41904635"/>
    </style:style>
    <style:style style:name="P18" style:family="paragraph" style:parent-style-name="Text_20_body" style:list-style-name="L5">
      <style:text-properties officeooo:rsid="41904214" officeooo:paragraph-rsid="41904214"/>
    </style:style>
    <style:style style:name="P19" style:family="paragraph" style:parent-style-name="Text_20_body" style:list-style-name="L3">
      <style:text-properties fo:font-weight="bold" style:font-weight-asian="bold" style:font-weight-complex="bold"/>
    </style:style>
    <style:style style:name="P20" style:family="paragraph" style:parent-style-name="Text_20_body" style:list-style-name="L4">
      <style:text-properties fo:font-weight="bold" style:font-weight-asian="bold" style:font-weight-complex="bold"/>
    </style:style>
    <style:style style:name="P21" style:family="paragraph" style:parent-style-name="Text_20_body" style:list-style-name="L5">
      <style:text-properties fo:font-weight="bold" style:font-weight-asian="bold" style:font-weight-complex="bold"/>
    </style:style>
    <style:style style:name="P22" style:family="paragraph" style:parent-style-name="Text_20_body" style:list-style-name="L6">
      <style:text-properties fo:font-weight="bold" style:font-weight-asian="bold" style:font-weight-complex="bold"/>
    </style:style>
    <style:style style:name="P23" style:family="paragraph" style:parent-style-name="Text_20_body" style:list-style-name="L3">
      <style:text-properties fo:font-weight="normal" style:font-weight-asian="normal" style:font-weight-complex="normal"/>
    </style:style>
    <style:style style:name="T1" style:family="text">
      <style:text-properties fo:language="cs" fo:country="CZ" fo:font-style="italic" style:language-asian="cs" style:country-asian="CZ" style:font-style-asian="italic" style:language-complex="ar" style:country-complex="SA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16d94e77" style:font-style-asian="italic" style:font-style-complex="italic"/>
    </style:style>
    <style:style style:name="T4" style:family="text">
      <style:text-properties fo:font-style="italic" officeooo:rsid="418b8ade" style:font-style-asian="italic" style:font-style-complex="italic"/>
    </style:style>
    <style:style style:name="T5" style:family="text">
      <style:text-properties fo:font-style="italic" officeooo:rsid="418d4ab4" style:font-style-asian="italic" style:font-style-complex="italic"/>
    </style:style>
    <style:style style:name="T6" style:family="text">
      <style:text-properties fo:font-style="italic" officeooo:rsid="41904635" style:font-style-asian="italic" style:font-style-complex="italic"/>
    </style:style>
    <style:style style:name="T7" style:family="text">
      <style:text-properties fo:font-style="italic" style:language-asian="cs" style:country-asian="CZ" style:font-style-asian="italic" style:font-style-complex="italic"/>
    </style:style>
    <style:style style:name="T8" style:family="text">
      <style:text-properties fo:font-style="italic" officeooo:rsid="418b3538" style:language-asian="cs" style:country-asian="CZ" style:font-style-asian="italic" style:font-style-complex="italic"/>
    </style:style>
    <style:style style:name="T9" style:family="text">
      <style:text-properties fo:font-weight="bold" officeooo:rsid="4052fb12" style:language-asian="cs" style:country-asian="CZ" style:font-weight-asian="bold" style:font-weight-complex="bold"/>
    </style:style>
    <style:style style:name="T10" style:family="text">
      <style:text-properties fo:font-weight="bold" officeooo:rsid="418b3538" style:language-asian="cs" style:country-asian="CZ" style:font-weight-asian="bold" style:font-weight-complex="bold"/>
    </style:style>
    <style:style style:name="T11" style:family="text">
      <style:text-properties style:language-asian="cs" style:country-asian="CZ"/>
    </style:style>
    <style:style style:name="T12" style:family="text">
      <style:text-properties officeooo:rsid="4052fb12" style:language-asian="cs" style:country-asian="CZ"/>
    </style:style>
    <style:style style:name="T13" style:family="text">
      <style:text-properties officeooo:rsid="418b3538" style:language-asian="cs" style:country-asian="CZ"/>
    </style:style>
    <style:style style:name="T14" style:family="text">
      <style:text-properties officeooo:rsid="418d4ab4" style:language-asian="cs" style:country-asian="CZ"/>
    </style:style>
    <style:style style:name="T15" style:family="text">
      <style:text-properties officeooo:rsid="419854ab" style:language-asian="cs" style:country-asian="CZ"/>
    </style:style>
    <style:style style:name="T16" style:family="text">
      <style:text-properties style:use-window-font-color="true" style:font-name="Georgia1" fo:font-size="10pt" fo:letter-spacing="0.004cm" fo:language="cs" fo:country="CZ" fo:font-style="italic" officeooo:rsid="3e41a19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7" style:family="text">
      <style:text-properties style:use-window-font-color="true" style:font-name="Georgia1" fo:font-size="10pt" fo:letter-spacing="0.004cm" fo:language="cs" fo:country="CZ" fo:font-style="italic" officeooo:rsid="418d4ab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8" style:family="text">
      <style:text-properties officeooo:rsid="16d94e77"/>
    </style:style>
    <style:style style:name="T19" style:family="text">
      <style:text-properties officeooo:rsid="418d4ab4"/>
    </style:style>
    <style:style style:name="T20" style:family="text">
      <style:text-properties officeooo:rsid="41904635"/>
    </style:style>
    <style:style style:name="T21" style:family="text">
      <style:text-properties officeooo:rsid="4191d8b3"/>
    </style:style>
    <style:style style:name="T22" style:family="text">
      <style:text-properties officeooo:rsid="41927072"/>
    </style:style>
    <style:style style:name="T23" style:family="text">
      <style:text-properties officeooo:rsid="4193ea60"/>
    </style:style>
    <style:style style:name="T24" style:family="text">
      <style:text-properties officeooo:rsid="4195ac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Seznam dovedností</text:h>
      <text:list xml:id="list2937167978" text:style-name="L1">
        <text:list-item>
          <text:p text:style-name="P3">Břichomluvectví</text:p>
        </text:list-item>
        <text:list-item>
          <text:p text:style-name="P3">Bylinkářství a léčení</text:p>
        </text:list-item>
        <text:list-item>
          <text:p text:style-name="P3">Čtení a psaní</text:p>
        </text:list-item>
        <text:list-item>
          <text:p text:style-name="P3">Důstojnický výcvik <text:span text:style-name="T22">a taktika</text:span></text:p>
        </text:list-item>
        <text:list-item>
          <text:p text:style-name="P3">Etiketa <text:span text:style-name="T23">vyšší společnosti</text:span></text:p>
        </text:list-item>
        <text:list-item>
          <text:p text:style-name="P3">Falešná hra</text:p>
        </text:list-item>
        <text:list-item>
          <text:p text:style-name="P3">Jezdectví</text:p>
        </text:list-item>
        <text:list-item>
          <text:p text:style-name="P3">Lov a stopování</text:p>
        </text:list-item>
        <text:list-item>
          <text:p text:style-name="P3"><text:span text:style-name="T18">M</text:span>oderní jazyk<text:span text:style-name="T18">y </text:span><text:span text:style-name="T3">(E</text:span><text:span text:style-name="T2">lfština, </text:span><text:span text:style-name="T3">K</text:span><text:span text:style-name="T2">rollština, </text:span><text:span text:style-name="T3">O</text:span><text:span text:style-name="T2">becná řeč, </text:span><text:span text:style-name="T3">Ř</text:span><text:span text:style-name="T2">eč barbarů, </text:span><text:span text:style-name="T3">T</text:span><text:span text:style-name="T2">rpasličtina</text:span><text:span text:style-name="T4">)</text:span></text:p>
        </text:list-item>
        <text:list-item>
          <text:p text:style-name="P3">Mučení</text:p>
        </text:list-item>
        <text:list-item>
          <text:p text:style-name="P3">Odezírání ze rtů</text:p>
        </text:list-item>
        <text:list-item>
          <text:p text:style-name="P3">Orientace a přežití v divočině</text:p>
        </text:list-item>
        <text:list-item>
          <text:p text:style-name="P3">Ostražitost a plížení</text:p>
        </text:list-item>
        <text:list-item>
          <text:p text:style-name="P3">Ošetřování zranění</text:p>
        </text:list-item>
        <text:list-item>
          <text:p text:style-name="P3">Otevírání zámků</text:p>
        </text:list-item>
        <text:list-item>
          <text:p text:style-name="P3">Padělatelství</text:p>
        </text:list-item>
        <text:list-item>
          <text:p text:style-name="P3">Plavání</text:p>
        </text:list-item>
        <text:list-item>
          <text:p text:style-name="P3"><text:soft-page-break/>Přetvářka a převleky</text:p>
        </text:list-item>
        <text:list-item>
          <text:p text:style-name="P3"><text:span text:style-name="T18">Ř</text:span>emesla <text:span text:style-name="T4">(</text:span><text:span text:style-name="T2">Hornictví, Hrnčířství, Iluminace, Kaligrafie, Kamenictví, Kartografie, Klenotnictví, Konstrukce obléhacích zbraní, Kovářství, Kožedělnictví, Krejčířství, Krocení a cvičení zvířat, Lazebnictví, Loďařství, </text:span><text:span text:style-name="T16">M</text:span><text:span text:style-name="T17">ořeplavba</text:span><text:span text:style-name="T2">, </text:span><text:span text:style-name="T5">Obchod,</text:span><text:span text:style-name="T2"> Rybaření, Řeznictví, Sokolnictví, Stavitelství, Tesařina, </text:span><text:span text:style-name="T5">Těžební průzkum,</text:span><text:span text:style-name="T2"> Uhlířství, Vaření, Výroba pastí, Zámečnictví, Zbrojířství, Zednictví, Zlatnictví</text:span><text:span text:style-name="T4">)</text:span></text:p>
        </text:list-item>
        <text:list-item>
          <text:p text:style-name="P3">Skřetí jazyk</text:p>
        </text:list-item>
        <text:list-item>
          <text:p text:style-name="P3"><text:span text:style-name="T18">Staré jazyky </text:span><text:span text:style-name="T3">(S</text:span><text:span text:style-name="T2">taroelfština, </text:span><text:span text:style-name="T3">S</text:span><text:span text:style-name="T2">tarogoblinština, </text:span><text:span text:style-name="T3">S</text:span><text:span text:style-name="T2">taroorkština, </text:span><text:span text:style-name="T3">Starotrpasličtina)</text:span></text:p>
        </text:list-item>
        <text:list-item>
          <text:p text:style-name="P3">Šplhání</text:p>
        </text:list-item>
        <text:list-item>
          <text:p text:style-name="P3">Učenost</text:p>
        </text:list-item>
        <text:list-item>
          <text:p text:style-name="P4"><text:span text:style-name="T18">U</text:span>mělecké dovednosti <text:span text:style-name="T4">(</text:span><text:span text:style-name="T2">Herectví, Hra na hudební nástroj, Malba, Přednes, Rétorika, Skládání hudby, Sochařství, Tanec, Zpěv</text:span><text:span text:style-name="T4">)</text:span></text:p>
        </text:list-item>
        <text:list-item>
          <text:p text:style-name="P3">Únik z pout</text:p>
        </text:list-item>
        <text:list-item>
          <text:p text:style-name="P3">Vozatajství</text:p>
        </text:list-item>
        <text:list-item>
          <text:p text:style-name="P3">Vybírání kapes</text:p>
        </text:list-item>
        <text:list-item>
          <text:p text:style-name="P3">Znalost podsvětí <text:span text:style-name="T24">a černého trhu</text:span></text:p>
        </text:list-item>
      </text:list>
      <text:p text:style-name="P5"/>
      <text:h text:style-name="Heading_20_2" text:outline-level="2"><text:soft-page-break/>Doporučené dovednosti</text:h>
      <text:h text:style-name="Heading_20_3" text:outline-level="3">Válečník</text:h>
      <text:list xml:id="list3860897883" text:style-name="L2">
        <text:list-item>
          <text:p text:style-name="P6">Čtení a psaní</text:p>
        </text:list-item>
        <text:list-item>
          <text:p text:style-name="P6">Důstojnický výcvik <text:span text:style-name="T21">a taktika</text:span></text:p>
        </text:list-item>
        <text:list-item>
          <text:p text:style-name="P8">Etiketa <text:span text:style-name="T23">vyšší společnosti</text:span></text:p>
        </text:list-item>
        <text:list-item>
          <text:p text:style-name="P7"><text:span text:style-name="T6">Umělecké dovednosti:</text:span><text:span text:style-name="T20"> </text:span>Hra na hudební nástroj, <text:span text:style-name="T20">Tanec</text:span></text:p>
        </text:list-item>
        <text:list-item>
          <text:p text:style-name="P6"><text:span text:style-name="T8">Jazyky:</text:span><text:span text:style-name="T13"> O</text:span><text:span text:style-name="T12">becná řeč, </text:span><text:span text:style-name="T13">E</text:span><text:span text:style-name="T12">lfština, </text:span><text:span text:style-name="T13">T</text:span><text:span text:style-name="T12">rpasličtina, </text:span><text:span text:style-name="T13">Ř</text:span><text:span text:style-name="T12">eč barbarů, </text:span><text:span text:style-name="T13">K</text:span><text:span text:style-name="T12">rollština, Skřetí jazyk</text:span></text:p>
        </text:list-item>
        <text:list-item>
          <text:p text:style-name="P6"><text:span text:style-name="T1">Řemesla</text:span><text:span text:style-name="T7">:</text:span><text:span text:style-name="T12"> dřevařství, hornictví, konstrukce obléhacích zbraní, kovářství, mořeplavba, tesařina, vaření, zbrojířství</text:span></text:p>
        </text:list-item>
        <text:list-item>
          <text:p text:style-name="P6">Jezdectví</text:p>
        </text:list-item>
        <text:list-item>
          <text:p text:style-name="P6">Lov a stopování</text:p>
        </text:list-item>
        <text:list-item>
          <text:p text:style-name="P6">Mučení</text:p>
        </text:list-item>
        <text:list-item>
          <text:p text:style-name="P6">Orientace a přežití v divočině</text:p>
        </text:list-item>
        <text:list-item>
          <text:p text:style-name="P6">Ostražitost a plížení</text:p>
        </text:list-item>
        <text:list-item>
          <text:p text:style-name="P6">Ošetřování zranění</text:p>
        </text:list-item>
        <text:list-item>
          <text:p text:style-name="P6">Plavání</text:p>
        </text:list-item>
        <text:list-item>
          <text:p text:style-name="P6">Šplhání</text:p>
        </text:list-item>
        <text:list-item>
          <text:p text:style-name="P6">Vozatajství</text:p>
        </text:list-item>
      </text:list>
      <text:h text:style-name="Heading_20_3" text:outline-level="3"><text:soft-page-break/>Hraničář</text:h>
      <text:list xml:id="list436623532" text:style-name="L3">
        <text:list-item>
          <text:p text:style-name="P23">Bylinkářství a léčení</text:p>
        </text:list-item>
        <text:list-item>
          <text:p text:style-name="P10"><text:span text:style-name="T6">Umělecké dovednosti:</text:span><text:span text:style-name="T20"> </text:span>Hra na hudební nástroj</text:p>
        </text:list-item>
        <text:list-item>
          <text:p text:style-name="P9"><text:span text:style-name="T8">Jazyky:</text:span><text:span text:style-name="T13"> O</text:span><text:span text:style-name="T12">becná řeč, </text:span><text:span text:style-name="T13">E</text:span><text:span text:style-name="T12">lfština, </text:span><text:span text:style-name="T13">T</text:span><text:span text:style-name="T12">rpasličtina, </text:span><text:span text:style-name="T13">Ř</text:span><text:span text:style-name="T12">eč barbarů, </text:span><text:span text:style-name="T13">K</text:span><text:span text:style-name="T12">rollština, Skřetí jazyk</text:span></text:p>
        </text:list-item>
        <text:list-item>
          <text:p text:style-name="P9"><text:span text:style-name="T1">Řemesla</text:span><text:span text:style-name="T7">:</text:span><text:span text:style-name="T12"> Krocení a cvičení zvířat, Sokolnictví, Rybaření, Dřevařství, Kožedělnictví, Řeznictví, Tesařina, Vaření, Výroba pastí, Kartografie</text:span></text:p>
        </text:list-item>
        <text:list-item>
          <text:p text:style-name="P9">Jezdectví</text:p>
        </text:list-item>
        <text:list-item>
          <text:p text:style-name="P19">Lov a stopování</text:p>
        </text:list-item>
        <text:list-item>
          <text:p text:style-name="P19">Orientace a přežití v divočině</text:p>
        </text:list-item>
        <text:list-item>
          <text:p text:style-name="P19">Ostražitost a plížení</text:p>
        </text:list-item>
        <text:list-item>
          <text:p text:style-name="P19">Ošetřování zranění</text:p>
        </text:list-item>
        <text:list-item>
          <text:p text:style-name="P9">Plavání</text:p>
        </text:list-item>
        <text:list-item>
          <text:p text:style-name="P9">Šplhání</text:p>
        </text:list-item>
      </text:list>
      <text:h text:style-name="Heading_20_3" text:outline-level="3">Alchymista</text:h>
      <text:list xml:id="list124699173" text:style-name="L4">
        <text:list-item>
          <text:p text:style-name="P11">Bylinkářství a léčení</text:p>
        </text:list-item>
        <text:list-item>
          <text:p text:style-name="P20">Čtení a psaní</text:p>
        </text:list-item>
        <text:list-item>
          <text:p text:style-name="P13"><text:span text:style-name="T6">Umělecké dovednosti:</text:span><text:span text:style-name="T20"> </text:span>Hra na hudební nástroj</text:p>
        </text:list-item>
        <text:list-item>
          <text:p text:style-name="P11"><text:span text:style-name="T8">Jazyky:</text:span><text:span text:style-name="T13"> O</text:span><text:span text:style-name="T12">becná řeč, </text:span><text:span text:style-name="T13">E</text:span><text:span text:style-name="T12">lfština, </text:span><text:span text:style-name="T13">T</text:span><text:span text:style-name="T12">rpasličtina, </text:span><text:span text:style-name="T13">Ř</text:span><text:span text:style-name="T12">eč barbarů, </text:span><text:span text:style-name="T13">K</text:span><text:span text:style-name="T12">rollština, </text:span><text:span text:style-name="T13">S</text:span><text:span text:style-name="T12">taroelfština, </text:span><text:span text:style-name="T13">S</text:span><text:span text:style-name="T12">tarotrpasličtina, </text:span><text:span text:style-name="T13">S</text:span><text:span text:style-name="T12">taroorkština, </text:span><text:span text:style-name="T13">S</text:span><text:span text:style-name="T12">tarogoblinština</text:span></text:p>
        </text:list-item>
        <text:list-item>
          <text:p text:style-name="P12"><text:soft-page-break/><text:span text:style-name="T1">Řemesla</text:span><text:span text:style-name="T7">:</text:span><text:span text:style-name="T11"> </text:span><text:span text:style-name="T12">Iluminace, Kaligrafie, Klenotnictví, Konstrukce obléhacích zbraní, Kovářství, Vaření, Výroba pastí, Zlatnictví, </text:span><text:span text:style-name="T14">Obchod, </text:span><text:span text:style-name="T15">Těžební průzkum</text:span></text:p>
        </text:list-item>
        <text:list-item>
          <text:p text:style-name="P20">Ošetřování zranění</text:p>
        </text:list-item>
        <text:list-item>
          <text:p text:style-name="P11">Padělatelství</text:p>
        </text:list-item>
        <text:list-item>
          <text:p text:style-name="P11">Učenost</text:p>
        </text:list-item>
      </text:list>
      <text:h text:style-name="Heading_20_3" text:outline-level="3">Kouzelník</text:h>
      <text:list xml:id="list3026917745" text:style-name="L5">
        <text:list-item>
          <text:p text:style-name="P21">Čtení a psaní</text:p>
        </text:list-item>
        <text:list-item>
          <text:p text:style-name="P15"><text:span text:style-name="T6">Umělecké dovednosti:</text:span><text:span text:style-name="T20"> </text:span>Hra na hudební nástroj,<text:span text:style-name="T20"> Přednes, Rétorika</text:span></text:p>
        </text:list-item>
        <text:list-item>
          <text:p text:style-name="P14"><text:span text:style-name="T8">Jazyky:</text:span><text:span text:style-name="T13"> O</text:span><text:span text:style-name="T12">becná řeč, </text:span><text:span text:style-name="T13">E</text:span><text:span text:style-name="T12">lfština, </text:span><text:span text:style-name="T13">T</text:span><text:span text:style-name="T12">rpasličtina, </text:span><text:span text:style-name="T13">Ř</text:span><text:span text:style-name="T12">eč barbarů, </text:span><text:span text:style-name="T13">K</text:span><text:span text:style-name="T12">rollština, </text:span><text:span text:style-name="T10">S</text:span><text:span text:style-name="T9">taroelfština</text:span><text:span text:style-name="T12">, </text:span><text:span text:style-name="T13">S</text:span><text:span text:style-name="T12">tarotrpasličtina, </text:span><text:span text:style-name="T13">S</text:span><text:span text:style-name="T12">taroorkština, </text:span><text:span text:style-name="T13">S</text:span><text:span text:style-name="T12">tarogoblinština</text:span></text:p>
        </text:list-item>
        <text:list-item>
          <text:p text:style-name="P14"><text:span text:style-name="T1">Řemesla</text:span><text:span text:style-name="T7">:</text:span><text:span text:style-name="T12"> Iluminace, Kaligrafie, Kartografie, Klenotnictví</text:span></text:p>
        </text:list-item>
        <text:list-item>
          <text:p text:style-name="P14">Malba (hodí se na iluze)</text:p>
        </text:list-item>
        <text:list-item>
          <text:p text:style-name="P14">Padělatelství</text:p>
        </text:list-item>
        <text:list-item>
          <text:p text:style-name="P14">Učenost</text:p>
        </text:list-item>
        <text:list-item>
          <text:p text:style-name="P18">Bylinkářství a léčení</text:p>
        </text:list-item>
      </text:list>
      <text:h text:style-name="Heading_20_3" text:outline-level="3">Zloděj</text:h>
      <text:list xml:id="list2844112860" text:style-name="L6">
        <text:list-item>
          <text:p text:style-name="P16">Břichomluvectví</text:p>
        </text:list-item>
        <text:list-item>
          <text:p text:style-name="P16">Falešná hra</text:p>
        </text:list-item>
        <text:list-item>
          <text:p text:style-name="P17"><text:soft-page-break/><text:span text:style-name="T6">Umělecké dovednosti:</text:span><text:span text:style-name="T20"> </text:span>Hra na hudební nástroj, <text:span text:style-name="T20">Tanec</text:span></text:p>
        </text:list-item>
        <text:list-item>
          <text:p text:style-name="P16"><text:span text:style-name="T8">Jazyky:</text:span><text:span text:style-name="T13"> O</text:span><text:span text:style-name="T12">becná řeč, </text:span><text:span text:style-name="T13">E</text:span><text:span text:style-name="T12">lfština, </text:span><text:span text:style-name="T13">T</text:span><text:span text:style-name="T12">rpasličtina, </text:span><text:span text:style-name="T13">Ř</text:span><text:span text:style-name="T12">eč barbarů, </text:span><text:span text:style-name="T13">K</text:span><text:span text:style-name="T12">rollština</text:span></text:p>
        </text:list-item>
        <text:list-item>
          <text:p text:style-name="P16"><text:span text:style-name="T1">Řemesla</text:span><text:span text:style-name="T7">:</text:span><text:span text:style-name="T12"> Klenotnictví, Lazebnictví, Mořeplavba, Vaření, Výroba pastí, Zámečnictví, Zlatnictví, Obchod</text:span></text:p>
        </text:list-item>
        <text:list-item>
          <text:p text:style-name="P16">Mučení</text:p>
        </text:list-item>
        <text:list-item>
          <text:p text:style-name="P16">Odezírání ze rtů</text:p>
        </text:list-item>
        <text:list-item>
          <text:p text:style-name="P22">Ostražitost a plížení</text:p>
        </text:list-item>
        <text:list-item>
          <text:p text:style-name="P22">Otevírání zámků</text:p>
        </text:list-item>
        <text:list-item>
          <text:p text:style-name="P16">Padělatelství</text:p>
        </text:list-item>
        <text:list-item>
          <text:p text:style-name="P16">Plavání</text:p>
        </text:list-item>
        <text:list-item>
          <text:p text:style-name="P22">Přetvářka a převleky</text:p>
        </text:list-item>
        <text:list-item>
          <text:p text:style-name="P22">Šplhání</text:p>
        </text:list-item>
        <text:list-item>
          <text:p text:style-name="P16">Únik z pout</text:p>
        </text:list-item>
        <text:list-item>
          <text:p text:style-name="P16">Vybírání kapes</text:p>
        </text:list-item>
        <text:list-item>
          <text:p text:style-name="P16">Znalost podsvětí <text:span text:style-name="T24">a černého trhu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2" svg:font-family="Symbol" style:font-family-generic="roman" style:font-pitch="variable" style:font-charset="x-symbol"/>
    <style:font-face style:name="Mangal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1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1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1" fo:font-family="Georgia" style:font-style-name="Regular" style:font-family-generic="roman" style:font-pitch="variable" fo:font-size="5pt" fo:letter-spacing="0.004cm" style:font-name-complex="Mangal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1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1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1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1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1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1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1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1-07T12:46:35.884000000</dc:date>
    <meta:print-date>2113-01-01T00:00:00</meta:print-date>
    <meta:editing-cycles>21067</meta:editing-cycles>
    <meta:editing-duration>P62DT13H28M23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6" meta:paragraph-count="94" meta:word-count="459" meta:character-count="3163" meta:non-whitespace-character-count="2884"/>
  </office:meta>
</office:document-meta>
</file>